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X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8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 style:data-style-name="N2" text:time-value="14:06:29.891551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03T14:16:05.849611460</dc:date>
    <meta:editing-duration>PT4H55M30S</meta:editing-duration>
    <meta:editing-cycles>75</meta:editing-cycles>
    <meta:document-statistic meta:table-count="2" meta:cell-count="13156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